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lability_c1" table:style-name="ta1">
        <table:shapes>
          <draw:frame draw:z-index="0" draw:style-name="gr1" draw:text-style-name="P1" svg:width="6.2988in" svg:height="3.5429in" svg:x="3.0685in" svg:y="1.587in">
            <draw:object draw:notify-on-update-of-ranges="scalability_c1.A1:scalability_c1.B1 scalability_c1.C2:scalability_c1.C5 scalability_c1.M1:scalability_c1.M1 scalability_c1.M2:scalability_c1.M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echanism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n_procs</text:p>
          </table:table-cell>
          <table:table-cell office:value-type="string" calcext:value-type="string">
            <text:p>msg_size_bytes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g_ns</text:p>
          </table:table-cell>
          <table:table-cell office:value-type="string" calcext:value-type="string">
            <text:p>p50_ns</text:p>
          </table:table-cell>
          <table:table-cell office:value-type="string" calcext:value-type="string">
            <text:p>p99_ns</text:p>
          </table:table-cell>
          <table:table-cell office:value-type="string" calcext:value-type="string">
            <text:p>min_ns</text:p>
          </table:table-cell>
          <table:table-cell office:value-type="string" calcext:value-type="string">
            <text:p>max_ns</text:p>
          </table:table-cell>
          <table:table-cell office:value-type="string" calcext:value-type="string">
            <text:p>throughput_msg_s</text:p>
          </table:table-cell>
          <table:table-cell office:value-type="string" calcext:value-type="string">
            <text:p>throughput_MB_s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fanin_n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5000" calcext:value-type="float">
            <text:p>5000</text:p>
          </table:table-cell>
          <table:table-cell office:value-type="float" office:value="766.2" calcext:value-type="float">
            <text:p>766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5206" calcext:value-type="float">
            <text:p>1305206</text:p>
          </table:table-cell>
          <table:table-cell office:value-type="float" office:value="79.663" calcext:value-type="float">
            <text:p>79.663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fanin_n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10000" calcext:value-type="float">
            <text:p>10000</text:p>
          </table:table-cell>
          <table:table-cell office:value-type="float" office:value="747.4" calcext:value-type="float">
            <text:p>747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7906" calcext:value-type="float">
            <text:p>1337906</text:p>
          </table:table-cell>
          <table:table-cell office:value-type="float" office:value="81.659" calcext:value-type="float">
            <text:p>81.659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fanin_n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20000" calcext:value-type="float">
            <text:p>20000</text:p>
          </table:table-cell>
          <table:table-cell office:value-type="float" office:value="1465.8" calcext:value-type="float">
            <text:p>146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226" calcext:value-type="float">
            <text:p>682226</text:p>
          </table:table-cell>
          <table:table-cell office:value-type="float" office:value="41.64" calcext:value-type="float">
            <text:p>41.64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fanin_n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40000" calcext:value-type="float">
            <text:p>40000</text:p>
          </table:table-cell>
          <table:table-cell office:value-type="float" office:value="1265.7" calcext:value-type="float">
            <text:p>1265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0098" calcext:value-type="float">
            <text:p>790098</text:p>
          </table:table-cell>
          <table:table-cell office:value-type="float" office:value="48.224" calcext:value-type="float">
            <text:p>48.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2T01:35:14.631313541</dc:date>
    <meta:editing-duration>PT20M51S</meta:editing-duration>
    <meta:editing-cycles>1</meta:editing-cycles>
    <meta:document-statistic meta:table-count="1" meta:cell-count="65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4.201cm" style:legend-expansion="high" chart:style-name="ch2"/>
        <chart:plot-area chart:style-name="ch3" table:cell-range-address="scalability_c1.A1:scalability_c1.B1 scalability_c1.C2:scalability_c1.C5 scalability_c1.M1:scalability_c1.M5" chart:data-source-has-labels="both" svg:x="1.331cm" svg:y="0.18cm" svg:width="10.306cm" svg:height="7.659cm">
          <chart:coordinate-region svg:x="1.952cm" svg:y="0.38cm" svg:width="9.591cm" svg:height="6.812cm"/>
          <chart:axis chart:dimension="x" chart:name="primary-x" chart:style-name="ch4" chartooo:axis-type="auto">
            <chartooo:date-scale/>
            <chart:title svg:x="5.461cm" svg:y="8.019cm" chart:style-name="ch5">
              <text:p>Producers(-1)</text:p>
            </chart:title>
            <chart:categories table:cell-range-address="scalability_c1.C2:scalability_c1.C5"/>
          </chart:axis>
          <chart:axis chart:dimension="y" chart:name="primary-y" chart:style-name="ch4">
            <chart:title svg:x="0.451cm" svg:y="5.217cm" chart:style-name="ch6">
              <text:p>Throughput(MB)</text:p>
            </chart:title>
            <chart:grid chart:style-name="ch7" chart:class="major"/>
          </chart:axis>
          <chart:series chart:style-name="ch8" chart:values-cell-range-address="scalability_c1.M2:scalability_c1.M5" chart:label-cell-address="scalability_c1.M1:scalability_c1.M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_MB_s</text:p>
                <draw:g>
                  <svg:desc>scalability_c1.M1:scalability_c1.M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calability_c1.C2:scalability_c1.C5</svg:desc>
                </draw:g>
              </table:table-cell>
              <table:table-cell office:value-type="float" office:value="79.663">
                <text:p>79.663</text:p>
                <draw:g>
                  <svg:desc>scalability_c1.M2:scalability_c1.M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1.659">
                <text:p>81.6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.224">
                <text:p>48.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